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31333333333333cm" style:use-optimal-column-width="true"/>
    </style:style>
    <style:style style:name="co2" style:family="table-column">
      <style:table-column-properties fo:break-before="auto" style:column-width="1.2065cm" style:use-optimal-column-width="true"/>
    </style:style>
    <style:style style:name="co3" style:family="table-column">
      <style:table-column-properties fo:break-before="auto" style:column-width="11.2395cm" style:use-optimal-column-width="true"/>
    </style:style>
    <style:style style:name="co4" style:family="table-column">
      <style:table-column-properties fo:break-before="auto" style:column-width="6.64633333333333cm" style:use-optimal-column-width="true"/>
    </style:style>
    <style:style style:name="co5" style:family="table-column">
      <style:table-column-properties fo:break-before="auto" style:column-width="2.9845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366666666667cm"/>
    </style:style>
    <style:style style:name="co8" style:family="table-column">
      <style:table-column-properties fo:break-before="auto" style:column-width="2.20133333333333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2.18016666666667cm"/>
    </style:style>
    <style:style style:name="co11" style:family="table-column">
      <style:table-column-properties fo:break-before="auto" style:column-width="2.286cm"/>
    </style:style>
    <style:style style:name="co12" style:family="table-column">
      <style:table-column-properties fo:break-before="auto" style:column-width="3.00566666666667cm"/>
    </style:style>
    <style:style style:name="co13" style:family="table-column">
      <style:table-column-properties fo:break-before="auto" style:column-width="2.413cm"/>
    </style:style>
    <style:style style:name="co14" style:family="table-column">
      <style:table-column-properties fo:break-before="auto" style:column-width="2.83633333333333cm"/>
    </style:style>
    <style:style style:name="co15" style:family="table-column">
      <style:table-column-properties fo:break-before="auto" style:column-width="3.958166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37066666666667cm"/>
    </style:style>
    <style:style style:name="co18" style:family="table-column">
      <style:table-column-properties fo:break-before="auto" style:column-width="2.49766666666667cm"/>
    </style:style>
    <style:style style:name="co19" style:family="table-column">
      <style:table-column-properties fo:break-before="auto" style:column-width="2.6035cm"/>
    </style:style>
    <style:style style:name="co20" style:family="table-column">
      <style:table-column-properties fo:break-before="auto" style:column-width="2.58233333333333cm"/>
    </style:style>
    <style:style style:name="co21" style:family="table-column">
      <style:table-column-properties fo:break-before="auto" style:column-width="2.01083333333333cm" style:use-optimal-column-width="true"/>
    </style:style>
    <style:style style:name="co22" style:family="table-column">
      <style:table-column-properties fo:break-before="auto" style:column-width="2.45533333333333cm"/>
    </style:style>
    <style:style style:name="co23" style:family="table-column">
      <style:table-column-properties fo:break-before="auto" style:column-width="2.56116666666667cm"/>
    </style:style>
    <style:style style:name="co24" style:family="table-column">
      <style:table-column-properties fo:break-before="auto" style:column-width="2.9845cm"/>
    </style:style>
    <style:style style:name="co25" style:family="table-column">
      <style:table-column-properties fo:break-before="auto" style:column-width="2.667cm"/>
    </style:style>
    <style:style style:name="co26" style:family="table-column">
      <style:table-column-properties fo:break-before="auto" style:column-width="2.26483333333333cm"/>
    </style:style>
    <style:style style:name="co27" style:family="table-column">
      <style:table-column-properties fo:break-before="auto" style:column-width="2.032cm"/>
    </style:style>
    <style:style style:name="co28" style:family="table-column">
      <style:table-column-properties fo:break-before="auto" style:column-width="2.68816666666667cm"/>
    </style:style>
    <style:style style:name="co29" style:family="table-column">
      <style:table-column-properties fo:break-before="auto" style:column-width="1.79916666666667cm"/>
    </style:style>
    <style:style style:name="ro1" style:family="table-row">
      <style:table-row-properties style:row-height="84.4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uly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3" table:default-cell-style-name="ce1"/>
        <table:table-column table:style-name="co24" table:default-cell-style-name="ce1"/>
        <table:table-column table:style-name="co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23" table:style-name="ce4">
            <text:p>323</text:p>
          </table:table-cell>
          <table:table-cell office:value-type="float" office:value="307.02659999999997" table:style-name="ce4">
            <text:p>307</text:p>
          </table:table-cell>
          <table:table-cell office:value-type="float" office:value="813" table:style-name="ce4">
            <text:p>813</text:p>
          </table:table-cell>
          <table:table-cell office:value-type="float" office:value="790.9183300000002" table:style-name="ce4">
            <text:p>791</text:p>
          </table:table-cell>
          <table:table-cell office:value-type="float" office:value="3274" table:style-name="ce4">
            <text:p>3,274</text:p>
          </table:table-cell>
          <table:table-cell office:value-type="float" office:value="3195.2169099999983" table:style-name="ce4">
            <text:p>3,195</text:p>
          </table:table-cell>
          <table:table-cell office:value-type="float" office:value="1826" table:style-name="ce4">
            <text:p>1,826</text:p>
          </table:table-cell>
          <table:table-cell office:value-type="float" office:value="1781.7550800000006" table:style-name="ce4">
            <text:p>1,782</text:p>
          </table:table-cell>
          <table:table-cell office:value-type="float" office:value="165" table:style-name="ce4">
            <text:p>165</text:p>
          </table:table-cell>
          <table:table-cell office:value-type="float" office:value="159.97041999999999" table:style-name="ce4">
            <text:p>160</text:p>
          </table:table-cell>
          <table:table-cell office:value-type="float" office:value="63" table:style-name="ce4">
            <text:p>63</text:p>
          </table:table-cell>
          <table:table-cell office:value-type="float" office:value="60.810820000000007" table:style-name="ce4">
            <text:p>61</text:p>
          </table:table-cell>
          <table:table-cell office:value-type="float" office:value="6464" table:style-name="ce4">
            <text:p>6,464</text:p>
          </table:table-cell>
          <table:table-cell office:value-type="float" office:value="6295.698159999999" table:style-name="ce4">
            <text:p>6,296</text:p>
          </table:table-cell>
          <table:table-cell office:value-type="float" office:value="46" table:style-name="ce4">
            <text:p>46</text:p>
          </table:table-cell>
          <table:table-cell office:value-type="float" office:value="43.75" table:style-name="ce4">
            <text:p>44</text:p>
          </table:table-cell>
          <table:table-cell office:value-type="float" office:value="51" table:style-name="ce4">
            <text:p>51</text:p>
          </table:table-cell>
          <table:table-cell office:value-type="float" office:value="42.82" table:style-name="ce4">
            <text:p>43</text:p>
          </table:table-cell>
          <table:table-cell office:value-type="float" office:value="326" table:style-name="ce4">
            <text:p>326</text:p>
          </table:table-cell>
          <table:table-cell office:value-type="float" office:value="325.39999999999998" table:style-name="ce4">
            <text:p>325</text:p>
          </table:table-cell>
          <table:table-cell office:value-type="float" office:value="423" table:style-name="ce4">
            <text:p>423</text:p>
          </table:table-cell>
          <table:table-cell office:value-type="float" office:value="411.96999999999997" table:style-name="ce4">
            <text:p>412</text:p>
          </table:table-cell>
          <table:table-cell office:value-type="float" office:value="0" table:style-name="ce4">
            <text:p>0</text:p>
          </table:table-cell>
          <table:table-cell office:value-type="float" office:value="6887" table:style-name="ce4">
            <text:p>6,887</text:p>
          </table:table-cell>
          <table:table-cell office:value-type="float" office:value="6707.6681599999993" table:style-name="ce4">
            <text:p>6,708</text:p>
          </table:table-cell>
          <table:table-cell office:value-type="float" office:value="21604291.780000001" table:style-name="ce4">
            <text:p>21,604,292</text:p>
          </table:table-cell>
          <table:table-cell office:value-type="float" office:value="1142751.7500000002" table:style-name="ce4">
            <text:p>1,142,752</text:p>
          </table:table-cell>
          <table:table-cell office:value-type="float" office:value="458598.95" table:style-name="ce4">
            <text:p>458,599</text:p>
          </table:table-cell>
          <table:table-cell office:value-type="float" office:value="76263.64" table:style-name="ce4">
            <text:p>76,264</text:p>
          </table:table-cell>
          <table:table-cell office:value-type="float" office:value="6558326.2899999991" table:style-name="ce4">
            <text:p>6,558,326</text:p>
          </table:table-cell>
          <table:table-cell office:value-type="float" office:value="3726350.4099999997" table:style-name="ce4">
            <text:p>3,726,350</text:p>
          </table:table-cell>
          <table:table-cell office:value-type="float" office:value="33566582.82" table:style-name="ce4">
            <text:p>33,566,583</text:p>
          </table:table-cell>
          <table:table-cell office:value-type="float" office:value="5033056.5100000007" table:style-name="ce4">
            <text:p>5,033,057</text:p>
          </table:table-cell>
          <table:table-cell office:value-type="float" office:value="963117.7" table:style-name="ce4">
            <text:p>963,118</text:p>
          </table:table-cell>
          <table:table-cell office:value-type="float" office:value="5996174.2100000009" table:style-name="ce4">
            <text:p>5,996,174</text:p>
          </table:table-cell>
          <table:table-cell office:value-type="float" office:value="39562757.030000001" table:style-name="ce4">
            <text:p>39,562,757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28" table:style-name="ce4">
            <text:p>128</text:p>
          </table:table-cell>
          <table:table-cell office:value-type="float" office:value="116.24731000000003" table:style-name="ce4">
            <text:p>116</text:p>
          </table:table-cell>
          <table:table-cell office:value-type="float" office:value="73" table:style-name="ce4">
            <text:p>73</text:p>
          </table:table-cell>
          <table:table-cell office:value-type="float" office:value="69.288390000000007" table:style-name="ce4">
            <text:p>69</text:p>
          </table:table-cell>
          <table:table-cell office:value-type="float" office:value="94" table:style-name="ce4">
            <text:p>94</text:p>
          </table:table-cell>
          <table:table-cell office:value-type="float" office:value="92.201349999999991" table:style-name="ce4">
            <text:p>92</text:p>
          </table:table-cell>
          <table:table-cell office:value-type="float" office:value="16" table:style-name="ce4">
            <text:p>16</text:p>
          </table:table-cell>
          <table:table-cell office:value-type="float" office:value="11.64864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3" table:style-name="ce4">
            <text:p>313</text:p>
          </table:table-cell>
          <table:table-cell office:value-type="float" office:value="291.38569000000001" table:style-name="ce4">
            <text:p>29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3" table:style-name="ce4">
            <text:p>313</text:p>
          </table:table-cell>
          <table:table-cell office:value-type="float" office:value="291.38569000000001" table:style-name="ce4">
            <text:p>291</text:p>
          </table:table-cell>
          <table:table-cell office:value-type="float" office:value="904072.63333333319" table:style-name="ce4">
            <text:p>904,0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4072.63333333319" table:style-name="ce4">
            <text:p>904,0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4072.63333333319" table:style-name="ce4">
            <text:p>904,07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952" table:style-name="ce4">
            <text:p>9,952</text:p>
          </table:table-cell>
          <table:table-cell office:value-type="float" office:value="8761.5782300000683" table:style-name="ce4">
            <text:p>8,762</text:p>
          </table:table-cell>
          <table:table-cell office:value-type="float" office:value="2758" table:style-name="ce4">
            <text:p>2,758</text:p>
          </table:table-cell>
          <table:table-cell office:value-type="float" office:value="2614.3946899999974" table:style-name="ce4">
            <text:p>2,614</text:p>
          </table:table-cell>
          <table:table-cell office:value-type="float" office:value="2835" table:style-name="ce4">
            <text:p>2,835</text:p>
          </table:table-cell>
          <table:table-cell office:value-type="float" office:value="2680.7294199999983" table:style-name="ce4">
            <text:p>2,681</text:p>
          </table:table-cell>
          <table:table-cell office:value-type="float" office:value="741" table:style-name="ce4">
            <text:p>741</text:p>
          </table:table-cell>
          <table:table-cell office:value-type="float" office:value="722.23946000000012" table:style-name="ce4">
            <text:p>722</text:p>
          </table:table-cell>
          <table:table-cell office:value-type="float" office:value="74" table:style-name="ce4">
            <text:p>74</text:p>
          </table:table-cell>
          <table:table-cell office:value-type="float" office:value="73.55856" table:style-name="ce4">
            <text:p>74</text:p>
          </table:table-cell>
          <table:table-cell office:value-type="float" office:value="9" table:style-name="ce4">
            <text:p>9</text:p>
          </table:table-cell>
          <table:table-cell office:value-type="float" office:value="8.51389" table:style-name="ce4">
            <text:p>9</text:p>
          </table:table-cell>
          <table:table-cell office:value-type="float" office:value="16369" table:style-name="ce4">
            <text:p>16,369</text:p>
          </table:table-cell>
          <table:table-cell office:value-type="float" office:value="14861.014250000064" table:style-name="ce4">
            <text:p>14,861</text:p>
          </table:table-cell>
          <table:table-cell office:value-type="float" office:value="2136.61" table:style-name="ce4">
            <text:p>2,137</text:p>
          </table:table-cell>
          <table:table-cell office:value-type="float" office:value="2136.61" table:style-name="ce4">
            <text:p>2,137</text:p>
          </table:table-cell>
          <table:table-cell office:value-type="float" office:value="30.7" table:style-name="ce4">
            <text:p>31</text:p>
          </table:table-cell>
          <table:table-cell office:value-type="float" office:value="30.7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67.31" table:style-name="ce4">
            <text:p>2,167</text:p>
          </table:table-cell>
          <table:table-cell office:value-type="float" office:value="2167.31" table:style-name="ce4">
            <text:p>2,167</text:p>
          </table:table-cell>
          <table:table-cell office:value-type="float" office:value="0" table:style-name="ce4">
            <text:p>0</text:p>
          </table:table-cell>
          <table:table-cell office:value-type="float" office:value="18536.310000000001" table:style-name="ce4">
            <text:p>18,536</text:p>
          </table:table-cell>
          <table:table-cell office:value-type="float" office:value="17028.324250000063" table:style-name="ce4">
            <text:p>17,028</text:p>
          </table:table-cell>
          <table:table-cell office:value-type="float" office:value="33203642.890000001" table:style-name="ce4">
            <text:p>33,203,643</text:p>
          </table:table-cell>
          <table:table-cell office:value-type="float" office:value="622818.19999999984" table:style-name="ce4">
            <text:p>622,818</text:p>
          </table:table-cell>
          <table:table-cell office:value-type="float" office:value="711836.59000000008" table:style-name="ce4">
            <text:p>711,837</text:p>
          </table:table-cell>
          <table:table-cell office:value-type="float" office:value="461137.7699999999" table:style-name="ce4">
            <text:p>461,138</text:p>
          </table:table-cell>
          <table:table-cell office:value-type="float" office:value="8974810.7599999998" table:style-name="ce4">
            <text:p>8,974,811</text:p>
          </table:table-cell>
          <table:table-cell office:value-type="float" office:value="3488494.0700000003" table:style-name="ce4">
            <text:p>3,488,494</text:p>
          </table:table-cell>
          <table:table-cell office:value-type="float" office:value="47462740.280000009" table:style-name="ce4">
            <text:p>47,462,740</text:p>
          </table:table-cell>
          <table:table-cell office:value-type="float" office:value="7157616.7799999993" table:style-name="ce4">
            <text:p>7,157,617</text:p>
          </table:table-cell>
          <table:table-cell office:value-type="float" office:value="69382.75" table:style-name="ce4">
            <text:p>69,383</text:p>
          </table:table-cell>
          <table:table-cell office:value-type="float" office:value="7226999.5299999993" table:style-name="ce4">
            <text:p>7,227,000</text:p>
          </table:table-cell>
          <table:table-cell office:value-type="float" office:value="54689739.81000001" table:style-name="ce4">
            <text:p>54,689,7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26" table:style-name="ce4">
            <text:p>426</text:p>
          </table:table-cell>
          <table:table-cell office:value-type="float" office:value="386.38246999999984" table:style-name="ce4">
            <text:p>386</text:p>
          </table:table-cell>
          <table:table-cell office:value-type="float" office:value="332" table:style-name="ce4">
            <text:p>332</text:p>
          </table:table-cell>
          <table:table-cell office:value-type="float" office:value="310.67899999999992" table:style-name="ce4">
            <text:p>311</text:p>
          </table:table-cell>
          <table:table-cell office:value-type="float" office:value="294" table:style-name="ce4">
            <text:p>294</text:p>
          </table:table-cell>
          <table:table-cell office:value-type="float" office:value="282.04433" table:style-name="ce4">
            <text:p>282</text:p>
          </table:table-cell>
          <table:table-cell office:value-type="float" office:value="92" table:style-name="ce4">
            <text:p>92</text:p>
          </table:table-cell>
          <table:table-cell office:value-type="float" office:value="90.754869999999997" table:style-name="ce4">
            <text:p>91</text:p>
          </table:table-cell>
          <table:table-cell office:value-type="float" office:value="10" table:style-name="ce4">
            <text:p>10</text:p>
          </table:table-cell>
          <table:table-cell office:value-type="float" office:value="9.31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54" table:style-name="ce4">
            <text:p>1,154</text:p>
          </table:table-cell>
          <table:table-cell office:value-type="float" office:value="1079.1759899999997" table:style-name="ce4">
            <text:p>1,079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157" table:style-name="ce4">
            <text:p>1,157</text:p>
          </table:table-cell>
          <table:table-cell office:value-type="float" office:value="1082.1759899999997" table:style-name="ce4">
            <text:p>1,082</text:p>
          </table:table-cell>
          <table:table-cell office:value-type="float" office:value="2577896.87" table:style-name="ce4">
            <text:p>2,577,897</text:p>
          </table:table-cell>
          <table:table-cell office:value-type="float" office:value="4443.6399999999976" table:style-name="ce4">
            <text:p>4,444</text:p>
          </table:table-cell>
          <table:table-cell office:value-type="float" office:value="82121.86" table:style-name="ce4">
            <text:p>82,122</text:p>
          </table:table-cell>
          <table:table-cell office:value-type="float" office:value="48273.62000000001" table:style-name="ce4">
            <text:p>48,274</text:p>
          </table:table-cell>
          <table:table-cell office:value-type="float" office:value="548090.99" table:style-name="ce4">
            <text:p>548,091</text:p>
          </table:table-cell>
          <table:table-cell office:value-type="float" office:value="213441.75999999998" table:style-name="ce4">
            <text:p>213,442</text:p>
          </table:table-cell>
          <table:table-cell office:value-type="float" office:value="3474268.74" table:style-name="ce4">
            <text:p>3,474,269</text:p>
          </table:table-cell>
          <table:table-cell office:value-type="float" office:value="-7885.48" table:style-name="ce4">
            <text:p>-7,885</text:p>
          </table:table-cell>
          <table:table-cell office:value-type="float" office:value="0" table:style-name="ce4">
            <text:p>0</text:p>
          </table:table-cell>
          <table:table-cell office:value-type="float" office:value="-7885.48" table:style-name="ce4">
            <text:p>-7,885</text:p>
          </table:table-cell>
          <table:table-cell office:value-type="float" office:value="3466383.2600000002" table:style-name="ce4">
            <text:p>3,466,38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Her Majesty’s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006" table:style-name="ce4">
            <text:p>28,006</text:p>
          </table:table-cell>
          <table:table-cell office:value-type="float" office:value="26432.670520000382" table:style-name="ce4">
            <text:p>26,433</text:p>
          </table:table-cell>
          <table:table-cell office:value-type="float" office:value="6519" table:style-name="ce4">
            <text:p>6,519</text:p>
          </table:table-cell>
          <table:table-cell office:value-type="float" office:value="6221.3844700000245" table:style-name="ce4">
            <text:p>6,221</text:p>
          </table:table-cell>
          <table:table-cell office:value-type="float" office:value="7059" table:style-name="ce4">
            <text:p>7,059</text:p>
          </table:table-cell>
          <table:table-cell office:value-type="float" office:value="6753.9895500000157" table:style-name="ce4">
            <text:p>6,754</text:p>
          </table:table-cell>
          <table:table-cell office:value-type="float" office:value="852" table:style-name="ce4">
            <text:p>852</text:p>
          </table:table-cell>
          <table:table-cell office:value-type="float" office:value="832.96153000000004" table:style-name="ce4">
            <text:p>833</text:p>
          </table:table-cell>
          <table:table-cell office:value-type="float" office:value="87" table:style-name="ce4">
            <text:p>87</text:p>
          </table:table-cell>
          <table:table-cell office:value-type="float" office:value="86.5" table:style-name="ce4">
            <text:p>87</text:p>
          </table:table-cell>
          <table:table-cell office:value-type="float" office:value="19456" table:style-name="ce4">
            <text:p>19,456</text:p>
          </table:table-cell>
          <table:table-cell office:value-type="float" office:value="18041.866069999967" table:style-name="ce4">
            <text:p>18,042</text:p>
          </table:table-cell>
          <table:table-cell office:value-type="float" office:value="61979" table:style-name="ce4">
            <text:p>61,979</text:p>
          </table:table-cell>
          <table:table-cell office:value-type="float" office:value="58369.372140000385" table:style-name="ce4">
            <text:p>58,369</text:p>
          </table:table-cell>
          <table:table-cell office:value-type="float" office:value="1248.95" table:style-name="ce4">
            <text:p>1,249</text:p>
          </table:table-cell>
          <table:table-cell office:value-type="float" office:value="1248.95" table:style-name="ce4">
            <text:p>1,24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249.95" table:style-name="ce4">
            <text:p>1,250</text:p>
          </table:table-cell>
          <table:table-cell office:value-type="float" office:value="1249.95" table:style-name="ce4">
            <text:p>1,250</text:p>
          </table:table-cell>
          <table:table-cell office:value-type="float" office:value="0" table:style-name="ce4">
            <text:p>0</text:p>
          </table:table-cell>
          <table:table-cell office:value-type="float" office:value="63228.95" table:style-name="ce4">
            <text:p>63,229</text:p>
          </table:table-cell>
          <table:table-cell office:value-type="float" office:value="59619.322140000382" table:style-name="ce4">
            <text:p>59,619</text:p>
          </table:table-cell>
          <table:table-cell office:value-type="float" office:value="160745425.78000006" table:style-name="ce4">
            <text:p>160,745,426</text:p>
          </table:table-cell>
          <table:table-cell office:value-type="float" office:value="14582555.589999998" table:style-name="ce4">
            <text:p>14,582,556</text:p>
          </table:table-cell>
          <table:table-cell office:value-type="float" office:value="1151366.6099999999" table:style-name="ce4">
            <text:p>1,151,367</text:p>
          </table:table-cell>
          <table:table-cell office:value-type="float" office:value="10057269.810000002" table:style-name="ce4">
            <text:p>10,057,270</text:p>
          </table:table-cell>
          <table:table-cell office:value-type="float" office:value="41153252.699999996" table:style-name="ce4">
            <text:p>41,153,253</text:p>
          </table:table-cell>
          <table:table-cell office:value-type="float" office:value="17300599.079999994" table:style-name="ce4">
            <text:p>17,300,599</text:p>
          </table:table-cell>
          <table:table-cell office:value-type="float" office:value="244990469.57000005" table:style-name="ce4">
            <text:p>244,990,470</text:p>
          </table:table-cell>
          <table:table-cell office:value-type="float" office:value="3295151.4399999995" table:style-name="ce4">
            <text:p>3,295,151</text:p>
          </table:table-cell>
          <table:table-cell office:value-type="float" office:value="131844.81999999998" table:style-name="ce4">
            <text:p>131,845</text:p>
          </table:table-cell>
          <table:table-cell office:value-type="float" office:value="3426996.2599999993" table:style-name="ce4">
            <text:p>3,426,996</text:p>
          </table:table-cell>
          <table:table-cell office:value-type="float" office:value="248417465.83000004" table:style-name="ce4">
            <text:p>248,417,466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881" table:style-name="ce4">
            <text:p>881</text:p>
          </table:table-cell>
          <table:table-cell office:value-type="float" office:value="792.66729999999757" table:style-name="ce4">
            <text:p>793</text:p>
          </table:table-cell>
          <table:table-cell office:value-type="float" office:value="407" table:style-name="ce4">
            <text:p>407</text:p>
          </table:table-cell>
          <table:table-cell office:value-type="float" office:value="388.33377000000002" table:style-name="ce4">
            <text:p>388</text:p>
          </table:table-cell>
          <table:table-cell office:value-type="float" office:value="172" table:style-name="ce4">
            <text:p>172</text:p>
          </table:table-cell>
          <table:table-cell office:value-type="float" office:value="162.74974000000003" table:style-name="ce4">
            <text:p>163</text:p>
          </table:table-cell>
          <table:table-cell office:value-type="float" office:value="18" table:style-name="ce4">
            <text:p>18</text:p>
          </table:table-cell>
          <table:table-cell office:value-type="float" office:value="17.8" table:style-name="ce4">
            <text:p>18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80" table:style-name="ce4">
            <text:p>1,480</text:p>
          </table:table-cell>
          <table:table-cell office:value-type="float" office:value="1363.5508099999975" table:style-name="ce4">
            <text:p>1,364</text:p>
          </table:table-cell>
          <table:table-cell office:value-type="float" office:value="246" table:style-name="ce4">
            <text:p>246</text:p>
          </table:table-cell>
          <table:table-cell office:value-type="float" office:value="232.7" table:style-name="ce4">
            <text:p>2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6" table:style-name="ce4">
            <text:p>246</text:p>
          </table:table-cell>
          <table:table-cell office:value-type="float" office:value="232.7" table:style-name="ce4">
            <text:p>233</text:p>
          </table:table-cell>
          <table:table-cell office:value-type="float" office:value="0" table:style-name="ce4">
            <text:p>0</text:p>
          </table:table-cell>
          <table:table-cell office:value-type="float" office:value="1726" table:style-name="ce4">
            <text:p>1,726</text:p>
          </table:table-cell>
          <table:table-cell office:value-type="float" office:value="1596.2508099999975" table:style-name="ce4">
            <text:p>1,596</text:p>
          </table:table-cell>
          <table:table-cell office:value-type="float" office:value="2725175" table:style-name="ce4">
            <text:p>2,725,175</text:p>
          </table:table-cell>
          <table:table-cell office:value-type="float" office:value="46323.35" table:style-name="ce4">
            <text:p>46,323</text:p>
          </table:table-cell>
          <table:table-cell office:value-type="float" office:value="-573" table:style-name="ce4">
            <text:p>-573</text:p>
          </table:table-cell>
          <table:table-cell office:value-type="float" office:value="99291.13" table:style-name="ce4">
            <text:p>99,291</text:p>
          </table:table-cell>
          <table:table-cell office:value-type="float" office:value="713465.10999999987" table:style-name="ce4">
            <text:p>713,465</text:p>
          </table:table-cell>
          <table:table-cell office:value-type="float" office:value="285621.83999999997" table:style-name="ce4">
            <text:p>285,622</text:p>
          </table:table-cell>
          <table:table-cell office:value-type="float" office:value="3869303.4299999997" table:style-name="ce4">
            <text:p>3,869,303</text:p>
          </table:table-cell>
          <table:table-cell office:value-type="float" office:value="607080.87" table:style-name="ce4">
            <text:p>607,081</text:p>
          </table:table-cell>
          <table:table-cell office:value-type="float" office:value="0" table:style-name="ce4">
            <text:p>0</text:p>
          </table:table-cell>
          <table:table-cell office:value-type="float" office:value="607080.87" table:style-name="ce4">
            <text:p>607,081</text:p>
          </table:table-cell>
          <table:table-cell office:value-type="float" office:value="4476384.3" table:style-name="ce4">
            <text:p>4,476,384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46" table:style-name="ce4">
            <text:p>2,246</text:p>
          </table:table-cell>
          <table:table-cell office:value-type="float" office:value="2036.21" table:style-name="ce4">
            <text:p>2,036</text:p>
          </table:table-cell>
          <table:table-cell office:value-type="float" office:value="2246" table:style-name="ce4">
            <text:p>2,246</text:p>
          </table:table-cell>
          <table:table-cell office:value-type="float" office:value="2036.21" table:style-name="ce4">
            <text:p>2,036</text:p>
          </table:table-cell>
          <table:table-cell office:value-type="float" office:value="57" table:style-name="ce4">
            <text:p>57</text:p>
          </table:table-cell>
          <table:table-cell office:value-type="float" office:value="57" table:style-name="ce4">
            <text:p>57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3" table:style-name="ce4">
            <text:p>63</text:p>
          </table:table-cell>
          <table:table-cell office:value-type="float" office:value="63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2309" table:style-name="ce4">
            <text:p>2,309</text:p>
          </table:table-cell>
          <table:table-cell office:value-type="float" office:value="2099.21" table:style-name="ce4">
            <text:p>2,099</text:p>
          </table:table-cell>
          <table:table-cell office:value-type="float" office:value="9271037.129999999" table:style-name="ce4">
            <text:p>9,271,0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71037.129999999" table:style-name="ce4">
            <text:p>9,271,037</text:p>
          </table:table-cell>
          <table:table-cell office:value-type="float" office:value="578871.81999999983" table:style-name="ce4">
            <text:p>578,872</text:p>
          </table:table-cell>
          <table:table-cell office:value-type="float" office:value="0" table:style-name="ce4">
            <text:p>0</text:p>
          </table:table-cell>
          <table:table-cell office:value-type="float" office:value="578871.81999999983" table:style-name="ce4">
            <text:p>578,872</text:p>
          </table:table-cell>
          <table:table-cell office:value-type="float" office:value="9849908.9499999993" table:style-name="ce4">
            <text:p>9,849,909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" table:style-name="ce4">
            <text:p>98</text:p>
          </table:table-cell>
          <table:table-cell office:value-type="float" office:value="93.06" table:style-name="ce4">
            <text:p>93</text:p>
          </table:table-cell>
          <table:table-cell office:value-type="float" office:value="98" table:style-name="ce4">
            <text:p>98</text:p>
          </table:table-cell>
          <table:table-cell office:value-type="float" office:value="93.06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" table:style-name="ce4">
            <text:p>98</text:p>
          </table:table-cell>
          <table:table-cell office:value-type="float" office:value="93.06" table:style-name="ce4">
            <text:p>93</text:p>
          </table:table-cell>
          <table:table-cell office:value-type="float" office:value="381034" table:style-name="ce4">
            <text:p>381,034</text:p>
          </table:table-cell>
          <table:table-cell office:value-type="float" office:value="0" table:style-name="ce4">
            <text:p>0</text:p>
          </table:table-cell>
          <table:table-cell office:value-type="float" office:value="1325" table:style-name="ce4">
            <text:p>1,3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2359" table:style-name="ce4">
            <text:p>382,3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2359" table:style-name="ce4">
            <text:p>382,359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6" table:style-name="ce4">
            <text:p>26</text:p>
          </table:table-cell>
          <table:table-cell office:value-type="float" office:value="25.6" table:style-name="ce4">
            <text:p>26</text:p>
          </table:table-cell>
          <table:table-cell office:value-type="float" office:value="50" table:style-name="ce4">
            <text:p>50</text:p>
          </table:table-cell>
          <table:table-cell office:value-type="float" office:value="49.6" table:style-name="ce4">
            <text:p>50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3" table:style-name="ce4">
            <text:p>93</text:p>
          </table:table-cell>
          <table:table-cell office:value-type="float" office:value="91" table:style-name="ce4">
            <text:p>91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8" table:style-name="ce4">
            <text:p>98</text:p>
          </table:table-cell>
          <table:table-cell office:value-type="float" office:value="306286.31" table:style-name="ce4">
            <text:p>306,286</text:p>
          </table:table-cell>
          <table:table-cell office:value-type="float" office:value="10730.75" table:style-name="ce4">
            <text:p>10,731</text:p>
          </table:table-cell>
          <table:table-cell office:value-type="float" office:value="8325" table:style-name="ce4">
            <text:p>8,325</text:p>
          </table:table-cell>
          <table:table-cell office:value-type="float" office:value="371.12" table:style-name="ce4">
            <text:p>371</text:p>
          </table:table-cell>
          <table:table-cell office:value-type="float" office:value="72295.19" table:style-name="ce4">
            <text:p>72,295</text:p>
          </table:table-cell>
          <table:table-cell office:value-type="float" office:value="36695.450000000004" table:style-name="ce4">
            <text:p>36,695</text:p>
          </table:table-cell>
          <table:table-cell office:value-type="float" office:value="434703.82" table:style-name="ce4">
            <text:p>434,704</text:p>
          </table:table-cell>
          <table:table-cell office:value-type="float" office:value="37928.160000000003" table:style-name="ce4">
            <text:p>37,928</text:p>
          </table:table-cell>
          <table:table-cell office:value-type="float" office:value="0" table:style-name="ce4">
            <text:p>0</text:p>
          </table:table-cell>
          <table:table-cell office:value-type="float" office:value="37928.160000000003" table:style-name="ce4">
            <text:p>37,928</text:p>
          </table:table-cell>
          <table:table-cell office:value-type="float" office:value="472631.98" table:style-name="ce4">
            <text:p>472,632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" table:style-name="ce4">
            <text:p>38</text:p>
          </table:table-cell>
          <table:table-cell office:value-type="float" office:value="34.119999999999997" table:style-name="ce4">
            <text:p>34</text:p>
          </table:table-cell>
          <table:table-cell office:value-type="float" office:value="38" table:style-name="ce4">
            <text:p>38</text:p>
          </table:table-cell>
          <table:table-cell office:value-type="float" office:value="34.119999999999997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" table:style-name="ce4">
            <text:p>38</text:p>
          </table:table-cell>
          <table:table-cell office:value-type="float" office:value="34.119999999999997" table:style-name="ce4">
            <text:p>34</text:p>
          </table:table-cell>
          <table:table-cell office:value-type="float" office:value="248871.49" table:style-name="ce4">
            <text:p>248,87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8871.49" table:style-name="ce4">
            <text:p>248,87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8871.49" table:style-name="ce4">
            <text:p>248,8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5" table:style-name="ce4">
            <text:p>15</text:p>
          </table:table-cell>
          <table:table-cell office:value-type="float" office:value="14.5" table:style-name="ce4">
            <text:p>15</text:p>
          </table:table-cell>
          <table:table-cell office:value-type="float" office:value="116" table:style-name="ce4">
            <text:p>116</text:p>
          </table:table-cell>
          <table:table-cell office:value-type="float" office:value="113.9" table:style-name="ce4">
            <text:p>114</text:p>
          </table:table-cell>
          <table:table-cell office:value-type="float" office:value="47" table:style-name="ce4">
            <text:p>47</text:p>
          </table:table-cell>
          <table:table-cell office:value-type="float" office:value="46.2" table:style-name="ce4">
            <text:p>46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0" table:style-name="ce4">
            <text:p>190</text:p>
          </table:table-cell>
          <table:table-cell office:value-type="float" office:value="185.60000000000002" table:style-name="ce4">
            <text:p>186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97" table:style-name="ce4">
            <text:p>197</text:p>
          </table:table-cell>
          <table:table-cell office:value-type="float" office:value="192.60000000000002" table:style-name="ce4">
            <text:p>193</text:p>
          </table:table-cell>
          <table:table-cell office:value-type="float" office:value="432299.44" table:style-name="ce4">
            <text:p>432,299</text:p>
          </table:table-cell>
          <table:table-cell office:value-type="float" office:value="1719.3600000000001" table:style-name="ce4">
            <text:p>1,719</text:p>
          </table:table-cell>
          <table:table-cell office:value-type="float" office:value="11793.119999999999" table:style-name="ce4">
            <text:p>11,793</text:p>
          </table:table-cell>
          <table:table-cell office:value-type="float" office:value="0" table:style-name="ce4">
            <text:p>0</text:p>
          </table:table-cell>
          <table:table-cell office:value-type="float" office:value="105310.56" table:style-name="ce4">
            <text:p>105,311</text:p>
          </table:table-cell>
          <table:table-cell office:value-type="float" office:value="48241.49" table:style-name="ce4">
            <text:p>48,241</text:p>
          </table:table-cell>
          <table:table-cell office:value-type="float" office:value="599363.97" table:style-name="ce4">
            <text:p>599,364</text:p>
          </table:table-cell>
          <table:table-cell office:value-type="float" office:value="20743.55" table:style-name="ce4">
            <text:p>20,744</text:p>
          </table:table-cell>
          <table:table-cell office:value-type="float" office:value="0" table:style-name="ce4">
            <text:p>0</text:p>
          </table:table-cell>
          <table:table-cell office:value-type="float" office:value="20743.55" table:style-name="ce4">
            <text:p>20,744</text:p>
          </table:table-cell>
          <table:table-cell office:value-type="float" office:value="620107.52000000002" table:style-name="ce4">
            <text:p>620,108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14.4" table:style-name="ce4">
            <text:p>14</text:p>
          </table:table-cell>
          <table:table-cell office:value-type="float" office:value="45" table:style-name="ce4">
            <text:p>45</text:p>
          </table:table-cell>
          <table:table-cell office:value-type="float" office:value="43.94" table:style-name="ce4">
            <text:p>44</text:p>
          </table:table-cell>
          <table:table-cell office:value-type="float" office:value="32" table:style-name="ce4">
            <text:p>32</text:p>
          </table:table-cell>
          <table:table-cell office:value-type="float" office:value="31.75" table:style-name="ce4">
            <text:p>3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" table:style-name="ce4">
            <text:p>98</text:p>
          </table:table-cell>
          <table:table-cell office:value-type="float" office:value="96.09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" table:style-name="ce4">
            <text:p>98</text:p>
          </table:table-cell>
          <table:table-cell office:value-type="float" office:value="96.09" table:style-name="ce4">
            <text:p>96</text:p>
          </table:table-cell>
          <table:table-cell office:value-type="float" office:value="381487.16" table:style-name="ce4">
            <text:p>381,487</text:p>
          </table:table-cell>
          <table:table-cell office:value-type="float" office:value="2551.13" table:style-name="ce4">
            <text:p>2,551</text:p>
          </table:table-cell>
          <table:table-cell office:value-type="float" office:value="-25" table:style-name="ce4">
            <text:p>-25</text:p>
          </table:table-cell>
          <table:table-cell office:value-type="float" office:value="0" table:style-name="ce4">
            <text:p>0</text:p>
          </table:table-cell>
          <table:table-cell office:value-type="float" office:value="85251.839999999997" table:style-name="ce4">
            <text:p>85,252</text:p>
          </table:table-cell>
          <table:table-cell office:value-type="float" office:value="39677.699999999997" table:style-name="ce4">
            <text:p>39,678</text:p>
          </table:table-cell>
          <table:table-cell office:value-type="float" office:value="508942.83" table:style-name="ce4">
            <text:p>508,9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8942.83" table:style-name="ce4">
            <text:p>508,94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July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6" table:style-name="ce4">
            <text:p>6</text:p>
          </table:table-cell>
          <table:table-cell office:value-type="float" office:value="6.6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7" table:style-name="ce4">
            <text:p>17</text:p>
          </table:table-cell>
          <table:table-cell office:value-type="float" office:value="16.600000000000001" table:style-name="ce4">
            <text:p>17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48" table:style-name="ce4">
            <text:p>48</text:p>
          </table:table-cell>
          <table:table-cell office:value-type="float" office:value="42.2" table:style-name="ce4">
            <text:p>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9" table:style-name="ce4">
            <text:p>49</text:p>
          </table:table-cell>
          <table:table-cell office:value-type="float" office:value="43.2" table:style-name="ce4">
            <text:p>43</text:p>
          </table:table-cell>
          <table:table-cell office:value-type="float" office:value="152900.4" table:style-name="ce4">
            <text:p>152,900</text:p>
          </table:table-cell>
          <table:table-cell office:value-type="float" office:value="396.69" table:style-name="ce4">
            <text:p>3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423.57" table:style-name="ce4">
            <text:p>42,424</text:p>
          </table:table-cell>
          <table:table-cell office:value-type="float" office:value="18008.96" table:style-name="ce4">
            <text:p>18,009</text:p>
          </table:table-cell>
          <table:table-cell office:value-type="float" office:value="213729.62" table:style-name="ce4">
            <text:p>213,730</text:p>
          </table:table-cell>
          <table:table-cell office:value-type="float" office:value="7718" table:style-name="ce4">
            <text:p>7,718</text:p>
          </table:table-cell>
          <table:table-cell office:value-type="float" office:value="0" table:style-name="ce4">
            <text:p>0</text:p>
          </table:table-cell>
          <table:table-cell office:value-type="float" office:value="7718" table:style-name="ce4">
            <text:p>7,718</text:p>
          </table:table-cell>
          <table:table-cell office:value-type="float" office:value="221447.62" table:style-name="ce4">
            <text:p>221,448</text:p>
          </table:table-cell>
          <table:table-cell table:number-columns-repeated="16343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Hartley, Robert</meta:initial-creator>
    <dc:creator>Hartley, Robert</dc:creator>
    <meta:creation-date>2022-09-30T10:29:42Z</meta:creation-date>
    <dc:date>2022-10-19T06:25:35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